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TestCase.testSucc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ullTestCase.testFail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ailTestSetup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llTestCase.testSucc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ailSetupTestSuite.FailSetupTestSuite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llTestCase.test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ullTestSuite.sui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TestCase.SimpleTestCase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ilTestSetup.FailTestSetup( Test t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llTestSuite.NullTestSuite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llTestCase.NullTestCase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ilSetupTestSuite.sui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